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start"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background-color="transparent"/>
    </style:style>
    <style:style style:name="T11" style:family="text">
      <style:text-properties fo:background-color="#fff200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Lecture Due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Course 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2</text:span></text:p>
              </table:table-cell>
              <table:table-cell table:style-name="ce6">
                <text:p text:style-name="P7"><text:span text:style-name="T7">Student project pitches</text:span></text:p>
              </table:table-cell>
              <table:table-cell table:style-name="ce7">
                <text:p text:style-name="P8"><text:span text:style-name="T6">Student pitch (optional)</text:span></text:p>
              </table:table-cell>
            </table:table-row>
            <table:table-row table:style-name="ro1">
              <table:table-cell table:style-name="ce8">
                <text:p text:style-name="P5"><text:span text:style-name="T6">03</text:span></text:p>
              </table:table-cell>
              <table:table-cell table:style-name="ce9">
                <text:p text:style-name="P7"><text:span text:style-name="T7">The software industry</text:span></text:p>
              </table:table-cell>
              <table:table-cell table:style-name="ce10">
                <text:p text:style-name="P8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4</text:span></text:p>
              </table:table-cell>
              <table:table-cell table:style-name="ce6">
                <text:p text:style-name="P7"><text:span text:style-name="T7">…</text:span></text:p>
              </table:table-cell>
              <table:table-cell table:style-name="ce7">
                <text:p text:style-name="P8"><text:span text:style-name="T6">-</text:span></text:p>
              </table:table-cell>
            </table:table-row>
            <table:table-row table:style-name="ro1">
              <table:table-cell table:style-name="ce11">
                <text:p text:style-name="P5"><text:span text:style-name="T6">05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1</text:span></text:p>
              </table:table-cell>
            </table:table-row>
            <table:table-row table:style-name="ro1">
              <table:table-cell table:style-name="ce5">
                <text:p text:style-name="P5"><text:span text:style-name="T6">06</text:span></text:p>
              </table:table-cell>
              <table:table-cell table:style-name="ce6">
                <text:p text:style-name="P7"><text:span text:style-name="T7">Commercial open source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11">
                <text:p text:style-name="P5"><text:span text:style-name="T6">07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08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Homework bundle 2</text:span></text:p>
              </table:table-cell>
            </table:table-row>
            <table:table-row table:style-name="ro1">
              <table:table-cell table:style-name="ce8">
                <text:p text:style-name="P5"><text:span text:style-name="T6">09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10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8">
                <text:p text:style-name="P5"><text:span text:style-name="T6">11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3</text:span></text:p>
              </table:table-cell>
            </table:table-row>
            <table:table-row table:style-name="ro1">
              <table:table-cell table:style-name="ce5">
                <text:p text:style-name="P5"><text:span text:style-name="T6">12</text:span></text:p>
              </table:table-cell>
              <table:table-cell table:style-name="ce6">
                <text:p text:style-name="P7"><text:span text:style-name="T7">University spin-offs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5"><text:span text:style-name="T6">13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/>
            </table:table-row>
            <table:table-row table:style-name="ro1">
              <table:table-cell table:style-name="ce5">
                <text:p text:style-name="P5"><text:span text:style-name="T6">14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12">
                <text:p text:style-name="P7"><text:span text:style-name="T7">Final report</text:span></text:p>
              </table:table-cell>
            </table:table-row>
            <table:table-row table:style-name="ro2" table:default-cell-style-name="ce14">
              <table:table-cell table:style-name="ce13">
                <text:p text:style-name="P9"><text:span text:style-name="T8">15</text:span></text:p>
              </table:table-cell>
              <table:table-cell>
                <text:p text:style-name="P6"><text:span text:style-name="T6">-</text:span></text:p>
              </table:table-cell>
              <table:table-cell>
                <text:p text:style-name="P7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9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ject pitch (optional)</text:p>
                <text:list>
                  <text:list-item>
                    <text:p>Every team can submit exactly one pitch</text:p>
                  </text:list-item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5, #08, #11 Deliverables Due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so far</text:p>
                <text:list>
                  <text:list-item>
                    <text:p>Answer questions according to homework tab of <text:a xlink:href="https://oss.cs.fau.de/oss-coss-course" xlink:type="simple">Course overview</text:a></text:p>
                    <text:list>
                      <text:list-item>
                        <text:p>An answer may have at max. three slides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slide deck template <text:a xlink:href="https://bit.ly/2MvKvOV" xlink:type="simple">https://bit.ly/2MvKvOV</text:a><text:s/></text:p>
                  </text:list-item>
                  <text:list-item>
                    <text:p>Name submissions coss-ws2020-team-<text:span text:style-name="T11">X</text:span>-homework-<text:span text:style-name="T11">Y</text:span><text:span text:style-name="T10">.pdf</text:span></text:p>
                    <text:list>
                      <text:list-item>
                        <text:p><text:span text:style-name="T10">X is your team number</text:span></text:p>
                      </text:list-item>
                      <text:list-item>
                        <text:p><text:span text:style-name="T10">Y is homework bundle 1, 2, or 3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  <text:list>
                  <text:list-item>
                    <text:p>Answer all questions for all components</text:p>
                    <text:list>
                      <text:list-item>
                        <text:p>An answer may have at max. one page of text [1]</text:p>
                      </text:list-item>
                      <text:list-item>
                        <text:p>It may include one or more figures, tables, …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final report template https://bit.ly/30dXFbH </text:p>
                  </text:list-item>
                  <text:list-item>
                    <text:p>Name submission coss-ws2020-team-<text:span text:style-name="T11">X</text:span>-final-report.pdf</text:p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2">[1]</text:span><text:span text:style-name="T12"><text:tab/></text:span><text:span text:style-name="T13">“I didn’t have time to write a short letter, so I wrote a long one” (attributed to Mark Tw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0" draw:text-style-name="P17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M4S</meta:editing-duration>
    <meta:editing-cycles>3</meta:editing-cycles>
    <meta:generator>LibreOffice/6.0.7.3$Linux_X86_64 LibreOffice_project/00m0$Build-3</meta:generator>
    <dc:date>2020-08-02T15:45:10.691103267</dc:date>
    <meta:document-statistic meta:object-count="107"/>
  </office:meta>
</office:document-meta>
</file>